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e06" officeooo:paragraph-rsid="0017fe06"/>
    </style:style>
    <style:style style:name="P2" style:family="paragraph" style:parent-style-name="Standard">
      <style:paragraph-properties fo:text-align="start" style:justify-single-word="false"/>
      <style:text-properties officeooo:rsid="00187522" officeooo:paragraph-rsid="0017fe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25:23.000674898</meta:creation-date>
    <dc:date>2020-04-05T19:28:32.762595083</dc:date>
    <meta:editing-duration>PT3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